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P1" style:family="paragraph" style:parent-style-name="List_20_Paragraph">
      <style:paragraph-properties fo:margin-top="0.423cm" fo:margin-bottom="0.423cm" style:contextual-spacing="true" fo:line-height="150%" fo:text-align="justify" style:justify-single-word="false"/>
      <style:text-properties style:font-name="Arial" style:font-name-asian="Arial1" style:font-name-complex="Arial1"/>
    </style:style>
    <style:style style:name="P2" style:family="paragraph" style:parent-style-name="Standard">
      <style:paragraph-properties fo:margin-top="0.423cm" fo:margin-bottom="0.423cm" style:contextual-spacing="false" fo:line-height="150%" fo:text-align="justify" style:justify-single-word="false"/>
    </style:style>
    <style:style style:name="P3" style:family="paragraph" style:parent-style-name="Standard">
      <style:paragraph-properties fo:margin-top="0.423cm" fo:margin-bottom="0.423cm" style:contextual-spacing="false" fo:line-height="150%" fo:text-align="justify" style:justify-single-word="false"/>
      <style:text-properties style:font-name="Arial" style:font-name-complex="Arial1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style:font-name-asian="Arial1" style:font-name-complex="Arial1"/>
    </style:style>
    <style:style style:name="T1" style:family="text">
      <style:text-properties style:font-name="Arial" fo:font-weight="bold" style:font-name-asian="Arial1" style:font-weight-asian="bold" style:font-name-complex="Arial1" style:font-weight-complex="bold"/>
    </style:style>
    <style:style style:name="T2" style:family="text">
      <style:text-properties style:font-name="Arial" style:font-name-complex="Arial1"/>
    </style:style>
    <style:style style:name="T3" style:family="text">
      <style:text-properties style:font-name="Arial" style:font-name-asian="Arial1" style:font-name-complex="Arial1"/>
    </style:style>
    <style:style style:name="T4" style:family="text">
      <style:text-properties style:font-name="Arial" officeooo:rsid="00100d55" style:font-name-asian="Arial1" style:font-name-complex="Arial1"/>
    </style:style>
    <style:style style:name="T5" style:family="text">
      <style:text-properties style:font-name="Arial" style:font-name-asian="Consolas" style:font-name-complex="Arial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 loext:marker-style-name="T1"><text:span text:style-name="T1"><text:s/>Sprint Retrospective - Desafio Versionamento e Metodologias Ágeis</text:span></text:p>
      <text:p text:style-name="P3" loext:marker-style-name="T2"/>
      <text:p text:style-name="P2" loext:marker-style-name="T2"><text:span text:style-name="T1"><text:s text:c="3"/>Período:</text:span><text:span text:style-name="T3"> 18 de julho de 2025 - 23 de julho de 2025</text:span></text:p>
      <text:p text:style-name="P2" loext:marker-style-name="T2"><text:span text:style-name="T1">1. O que funcionou de forma adequada:</text:span><text:span text:style-name="T1"/></text:p>
      <text:p text:style-name="P2" loext:marker-style-name="T3"><text:span text:style-name="T3"><text:s text:c="4"/>As descrições das Histórias de Usuário (IDs 1 e 3) eram claras e concisas, facilitando o entendimento do que precisava ser implementado;</text:span><text:span text:style-name="T3"/></text:p>
      <text:p text:style-name="P2" loext:marker-style-name="T3"><text:span text:style-name="T3"><text:s text:c="4"/>A ferramenta Git/GitHub mostrou-se eficaz para o controle de versões, permitindo criar branches, realizar commits e merges de forma organizada</text:span><text:span text:style-name="T3"/></text:p>
      <text:p text:style-name="P2" loext:marker-style-name="T3"><text:span text:style-name="T3"><text:s text:c="4"/>A criação de branches </text:span><text:span text:style-name="T4">p</text:span><text:span text:style-name="T3">ara cada história de usuário (</text:span><text:span text:style-name="T5">index</text:span><text:span text:style-name="T3"> e </text:span><text:span text:style-name="T5">contato</text:span><text:span text:style-name="T3">) demonstrou ser uma prática eficiente para isolar o desenvolvimento e evitar conflitos diretos durante as implementações;</text:span></text:p>
      <text:p text:style-name="P2" loext:marker-style-name="T3"><text:span text:style-name="T3"><text:s text:c="4"/>O processo de clonar o repositório remoto para o local e realizar as edições nos arquivos </text:span><text:span text:style-name="T5">index.html</text:span><text:span text:style-name="T3"> e </text:span><text:span text:style-name="T5">contato.html</text:span><text:span text:style-name="T3"> nas branches específicas foi direto e funcionou conforme o esperado;</text:span></text:p>
      <text:p text:style-name="P2" loext:marker-style-name="T3"><text:span text:style-name="T3"><text:s text:c="4"/>A etapa de fazer o merge das branches de desenvolvimento (</text:span><text:span text:style-name="T5">index</text:span><text:span text:style-name="T3"> e </text:span><text:span text:style-name="T5">contato</text:span><text:span text:style-name="T3">) para a branch principal (</text:span><text:span text:style-name="T5">main</text:span><text:span text:style-name="T3">/</text:span><text:span text:style-name="T5">master</text:span><text:span text:style-name="T3">) funcionou sem maiores problemas; </text:span></text:p>
      <text:p text:style-name="P2" loext:marker-style-name="T2"><text:span text:style-name="T1">2. O que não funcionou de forma adequada</text:span><text:span text:style-name="T3">:</text:span></text:p>
      <text:p text:style-name="P2" loext:marker-style-name="T3"><text:span text:style-name="T3"><text:s text:c="4"/>Dificuldade em estimar com precisão o esforço necessário para cada história de usuário, caso as tarefas fossem mais complexas ou desconhecidas;</text:span><text:span text:style-name="T3"/></text:p>
      <text:p text:style-name="P2" loext:marker-style-name="T3"><text:span text:style-name="T3"><text:s text:c="4"/>A necessidade de ter os arquivos </text:span><text:span text:style-name="T5">index.html</text:span><text:span text:style-name="T3"> e </text:span><text:span text:style-name="T5">contato.html</text:span><text:span text:style-name="T3"> iniciais para upload manual no início poderia ser otimizada.</text:span></text:p>
      <text:p text:style-name="P2" loext:marker-style-name="T3"><text:span text:style-name="T3"><text:s/></text:span><text:span text:style-name="T3"/></text:p>
      <text:p text:style-name="P2" loext:marker-style-name="T2"><text:span text:style-name="T1">3. Sugestões de Melhoria:</text:span><text:span text:style-name="T1"/></text:p>
      <text:p text:style-name="P2" loext:marker-style-name="T3"><text:span text:style-name="T3"><text:s text:c="4"/>Realizar sessões mais aprofundadas de refinamento do backlog para melhorar a precisão das estimativas de esforço das histórias de usuário;</text:span><text:span text:style-name="T3"/></text:p>
      <text:p text:style-name="P2" loext:marker-style-name="T3"><text:soft-page-break/><text:span text:style-name="T3"><text:s text:c="4"/>Introduzir um processo de revisão de código onde os membros da equipe revisam as alterações uns dos outros antes do merge para a branch principal. Isso ajuda a identificar erros, melhorar a qualidade do código e compartilhar conhecimento. </text:span><text:span text:style-name="T3"/></text:p>
      <text:p text:style-name="P1" loext:marker-style-name="T3"/>
      <text:p text:style-name="P4" loext:marker-style-name="T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onsolas" svg:font-family="Consolas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ptos" fo:font-size="12pt" fo:language="pt" fo:country="BR" style:letter-kerning="false" style:font-name-asian="Aptos1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ptos" fo:font-size="12pt" fo:language="pt" fo:country="BR" style:letter-kerning="false" style:font-name-asian="Aptos1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16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onara Rodrigues</meta:initial-creator>
    <meta:editing-cycles>4</meta:editing-cycles>
    <meta:creation-date>2025-07-23T22:46:00</meta:creation-date>
    <dc:date>2025-07-24T16:29:45.014000000</dc:date>
    <meta:editing-duration>PT49M25S</meta:editing-duration>
    <meta:generator>LibreOffice/24.2.6.1$Windows_X86_64 LibreOffice_project/08965265eed4ce5f50280e23b9c97bfe1cd44beb</meta:generator>
    <meta:document-statistic meta:table-count="0" meta:image-count="0" meta:object-count="0" meta:page-count="2" meta:paragraph-count="15" meta:word-count="257" meta:character-count="1696" meta:non-whitespace-character-count="1410"/>
    <meta:user-defined meta:name="AppVersion">16.0000</meta:user-defined>
    <meta:template xlink:type="simple" xlink:actuate="onRequest" xlink:title="Normal" xlink:href=""/>
  </office:meta>
</office:document-meta>
</file>